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Tastatur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9.9">
            <text:p>9,9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1.98">
            <text:p>1,9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7.92">
            <text:p>7,9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0.1584">
            <text:p>0,1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7.7616">
            <text:p>7,7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7.7616">
            <text:p>7,7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1.9404">
            <text:p>1,94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9.702">
            <text:p>9,7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1.4553">
            <text:p>1,4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11.1573">
            <text:p>11,1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0.223146">
            <text:p>0,2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11.380446">
            <text:p>11,3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1.7070669">
            <text:p>1,71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13.0875129">
            <text:p>13,09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1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1:19.61</dc:date>
    <meta:editing-duration>PT32S</meta:editing-duration>
    <meta:editing-cycles>1</meta:editing-cycles>
    <meta:document-statistic meta:table-count="1" meta:cell-count="38" meta:object-count="0"/>
  </office:meta>
</office:document-meta>
</file>